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paragraph-rsid="000505e4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paragraph-rsid="0006971b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3a23d9" officeooo:paragraph-rsid="0006971b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paragraph-rsid="00055a8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24a3f4" officeooo:paragraph-rsid="0006971b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Liberation Serif" fo:font-size="12pt" style:text-underline-style="none" fo:font-weight="normal" officeooo:rsid="003495be" officeooo:paragraph-rsid="00055a8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253ba1" officeooo:paragraph-rsid="00075616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Liberation Serif" fo:font-size="12pt" style:text-underline-style="none" officeooo:rsid="0024a3f4" officeooo:paragraph-rsid="0007fea1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3pt" style:text-underline-style="none" fo:font-weight="normal" officeooo:rsid="003a23d9" officeooo:paragraph-rsid="0006971b" style:font-size-asian="13pt" style:font-weight-asian="normal" style:font-size-complex="13pt" style:font-weight-complex="normal"/>
    </style:style>
    <style:style style:name="P10" style:family="paragraph" style:parent-style-name="Standard">
      <style:text-properties fo:color="#000000" style:font-name="Liberation Serif1" fo:font-size="12pt" fo:language="en" fo:country="IN" officeooo:rsid="002ac563" officeooo:paragraph-rsid="0007fea1" style:font-name-asian="WenQuanYi Micro Hei" style:font-size-asian="12pt" style:language-asian="zh" style:country-asian="CN" style:font-name-complex="Liberation Serif2" style:font-size-complex="12pt" style:language-complex="hi" style:country-complex="IN"/>
    </style:style>
    <style:style style:name="P11" style:family="paragraph" style:parent-style-name="Standard">
      <style:text-properties fo:color="#000000" officeooo:paragraph-rsid="0007fea1"/>
    </style:style>
    <style:style style:name="P12" style:family="paragraph" style:parent-style-name="Standard">
      <style:paragraph-properties fo:text-align="center" style:justify-single-word="false"/>
      <style:text-properties fo:color="#0000cc" style:font-name="Liberation Serif" fo:font-size="12pt" style:text-underline-style="none" fo:font-weight="bold" officeooo:paragraph-rsid="000505e4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cc" style:font-name="Liberation Serif" fo:font-size="12pt" style:text-underline-style="solid" style:text-underline-width="auto" style:text-underline-color="font-color" fo:font-weight="bold" officeooo:paragraph-rsid="000505e4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officeooo:paragraph-rsid="000505e4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23c008" officeooo:paragraph-rsid="00055a84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3a23d9" officeooo:paragraph-rsid="0006971b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2c13c7" officeooo:paragraph-rsid="00075616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293517" officeooo:paragraph-rsid="00075616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106a62" officeooo:paragraph-rsid="00075616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08c02b" officeooo:paragraph-rsid="00075616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10d6c4" officeooo:paragraph-rsid="00075616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346e86" officeooo:paragraph-rsid="00075616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253ba1" officeooo:paragraph-rsid="00075616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3b8fcc" officeooo:paragraph-rsid="00075616" style:font-size-asian="12pt" style:font-size-complex="12pt"/>
    </style:style>
    <style:style style:name="P25" style:family="paragraph" style:parent-style-name="Standard">
      <style:text-properties style:font-name="Liberation Serif" fo:font-size="12pt" fo:font-weight="normal" officeooo:paragraph-rsid="000505e4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ff0000" style:font-name="Liberation Serif" fo:font-size="12pt" style:text-underline-style="solid" style:text-underline-width="auto" style:text-underline-color="font-color" fo:font-weight="bold" officeooo:rsid="00232dc6" officeooo:paragraph-rsid="000505e4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paragraph-rsid="0006971b"/>
    </style:style>
    <style:style style:name="P28" style:family="paragraph" style:parent-style-name="Standard">
      <style:paragraph-properties fo:text-align="start" style:justify-single-word="false"/>
      <style:text-properties officeooo:rsid="003a23d9" officeooo:paragraph-rsid="0006971b"/>
    </style:style>
    <style:style style:name="P29" style:family="paragraph" style:parent-style-name="Standard">
      <style:text-properties officeooo:rsid="00293517" officeooo:paragraph-rsid="00075616"/>
    </style:style>
    <style:style style:name="P30" style:family="paragraph" style:parent-style-name="Standard">
      <style:text-properties officeooo:rsid="00106a62" officeooo:paragraph-rsid="00075616"/>
    </style:style>
    <style:style style:name="P31" style:family="paragraph" style:parent-style-name="Standard">
      <style:text-properties officeooo:rsid="0010d6c4" officeooo:paragraph-rsid="00075616"/>
    </style:style>
    <style:style style:name="P32" style:family="paragraph" style:parent-style-name="Standard">
      <style:text-properties officeooo:rsid="00253ba1" officeooo:paragraph-rsid="00075616"/>
    </style:style>
    <style:style style:name="P33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000000" style:font-name="Liberation Serif" fo:font-size="12pt" style:text-underline-style="none" fo:font-weight="normal" officeooo:rsid="003495be" officeooo:paragraph-rsid="0006971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000000" style:font-name="Liberation Serif" fo:font-size="12pt" style:text-underline-style="none" fo:font-weight="normal" officeooo:rsid="003495be" officeooo:paragraph-rsid="0008733b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000000" style:font-name="Liberation Serif" fo:font-size="12pt" style:text-underline-style="none" fo:font-weight="normal" officeooo:rsid="003495be" officeooo:paragraph-rsid="00095b04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000000" style:font-name="Liberation Serif" fo:font-size="12pt" style:text-underline-style="none" fo:font-weight="normal" officeooo:rsid="0024a3f4" officeooo:paragraph-rsid="0007fea1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000000" style:font-name="Liberation Serif" fo:font-size="12pt" style:text-underline-style="none" officeooo:rsid="0028d4b7" officeooo:paragraph-rsid="0007fea1" style:font-size-asian="12pt" style:font-size-complex="12pt"/>
    </style:style>
    <style:style style:name="P38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000000" fo:font-size="12pt" officeooo:rsid="002e0154" officeooo:paragraph-rsid="0006971b" style:font-size-asian="12pt" style:font-size-complex="12pt"/>
    </style:style>
    <style:style style:name="P39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style:font-name="Liberation Serif" fo:font-size="12pt" officeooo:rsid="003495be" officeooo:paragraph-rsid="0006971b" style:font-size-asian="12pt" style:font-size-complex="12pt"/>
    </style:style>
    <style:style style:name="P40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style:font-name="Liberation Serif" fo:font-size="12pt" officeooo:rsid="003495be" officeooo:paragraph-rsid="00095b04" style:font-size-asian="12pt" style:font-size-complex="12pt"/>
    </style:style>
    <style:style style:name="P41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ff0000" style:font-name="Liberation Serif1" fo:font-size="12pt" fo:language="en" fo:country="IN" style:text-underline-style="solid" style:text-underline-width="auto" style:text-underline-color="font-color" fo:font-weight="bold" officeooo:rsid="0024a3f4" officeooo:paragraph-rsid="00055a84" style:font-name-asian="WenQuanYi Micro Hei" style:font-size-asian="12pt" style:language-asian="zh" style:country-asian="CN" style:font-weight-asian="bold" style:font-name-complex="Liberation Serif2" style:font-size-complex="12pt" style:language-complex="hi" style:country-complex="IN" style:font-weight-complex="bold"/>
    </style:style>
    <style:style style:name="P42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officeooo:paragraph-rsid="0007fea1"/>
    </style:style>
    <style:style style:name="P43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000000" style:font-name="Liberation Serif" fo:font-size="12pt" fo:language="en" fo:country="IN" style:text-underline-style="none" fo:font-weight="normal" officeooo:rsid="0035312f" officeooo:paragraph-rsid="0006971b" style:font-name-asian="WenQuanYi Micro Hei" style:font-size-asian="12pt" style:language-asian="zh" style:country-asian="CN" style:font-weight-asian="normal" style:font-name-complex="Liberation Serif2" style:font-size-complex="12pt" style:language-complex="hi" style:country-complex="IN" style:font-weight-complex="normal"/>
    </style:style>
    <style:style style:name="P44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000000" style:font-name="Liberation Serif" fo:font-size="12pt" fo:language="en" fo:country="IN" style:text-underline-style="none" fo:font-weight="normal" officeooo:rsid="0035312f" officeooo:paragraph-rsid="0008733b" style:font-name-asian="WenQuanYi Micro Hei" style:font-size-asian="12pt" style:language-asian="zh" style:country-asian="CN" style:font-weight-asian="normal" style:font-name-complex="Liberation Serif2" style:font-size-complex="12pt" style:language-complex="hi" style:country-complex="IN" style:font-weight-complex="normal"/>
    </style:style>
    <style:style style:name="T1" style:family="text">
      <style:text-properties officeooo:rsid="0023e4a5"/>
    </style:style>
    <style:style style:name="T2" style:family="text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T3" style:family="text">
      <style:text-properties fo:color="#000000" fo:font-size="13pt" style:text-underline-style="none" fo:font-weight="normal" officeooo:rsid="003a5461" style:font-size-asian="13pt" style:font-weight-asian="normal" style:font-size-complex="13pt" style:font-weight-complex="normal"/>
    </style:style>
    <style:style style:name="T4" style:family="text">
      <style:text-properties fo:color="#000000" fo:font-size="13pt" style:text-underline-style="none" fo:font-weight="normal" officeooo:rsid="003b3163" style:font-size-asian="13pt" style:font-weight-asian="normal" style:font-size-complex="13pt" style:font-weight-complex="normal"/>
    </style:style>
    <style:style style:name="T5" style:family="text">
      <style:text-properties fo:color="#000000" style:text-underline-style="none" fo:font-weight="normal" style:font-weight-asian="normal" style:font-weight-complex="normal"/>
    </style:style>
    <style:style style:name="T6" style:family="text">
      <style:text-properties fo:color="#000000" style:text-underline-style="none" fo:font-weight="normal" officeooo:rsid="0035312f" style:font-weight-asian="normal" style:font-weight-complex="normal"/>
    </style:style>
    <style:style style:name="T7" style:family="text">
      <style:text-properties fo:color="#000000" style:text-underline-style="none" fo:font-weight="normal" officeooo:rsid="00095b04" style:font-weight-asian="normal" style:font-weight-complex="normal"/>
    </style:style>
    <style:style style:name="T8" style:family="text">
      <style:text-properties fo:color="#000000" style:text-underline-style="none" fo:font-weight="bold" style:font-weight-asian="bold" style:font-weight-complex="bold"/>
    </style:style>
    <style:style style:name="T9" style:family="text">
      <style:text-properties fo:color="#000000" style:font-name="Liberation Serif" fo:font-size="12pt" style:text-underline-style="none" officeooo:rsid="0025edda" style:font-size-asian="12pt" style:font-size-complex="12pt"/>
    </style:style>
    <style:style style:name="T10" style:family="text">
      <style:text-properties fo:color="#000000" style:font-name="Liberation Serif" fo:font-size="12pt" style:text-underline-style="none" officeooo:rsid="00416599" style:font-size-asian="12pt" style:font-size-complex="12pt"/>
    </style:style>
    <style:style style:name="T11" style:family="text">
      <style:text-properties fo:color="#000000" style:font-name="Liberation Serif" fo:font-size="12pt" style:text-underline-style="none" fo:font-weight="normal" officeooo:rsid="00416599" style:font-size-asian="12pt" style:font-weight-asian="normal" style:font-size-complex="12pt" style:font-weight-complex="normal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fo:font-weight="normal" officeooo:rsid="00416599" style:font-weight-asian="normal" style:font-weight-complex="normal"/>
    </style:style>
    <style:style style:name="T14" style:family="text">
      <style:text-properties fo:color="#000000" fo:font-weight="normal" officeooo:rsid="00095b04" style:font-weight-asian="normal" style:font-weight-complex="normal"/>
    </style:style>
    <style:style style:name="T15" style:family="text">
      <style:text-properties fo:color="#ff0000" style:text-underline-style="solid" style:text-underline-width="auto" style:text-underline-color="font-color" fo:font-weight="bold" officeooo:rsid="0023e4a5" style:font-weight-asian="bold" style:font-weight-complex="bold"/>
    </style:style>
    <style:style style:name="T16" style:family="text">
      <style:text-properties fo:color="#ff0000" style:text-underline-style="solid" style:text-underline-width="auto" style:text-underline-color="font-color" fo:font-weight="bold" officeooo:rsid="00232dc6" style:font-weight-asian="bold" style:font-weight-complex="bold"/>
    </style:style>
    <style:style style:name="T17" style:family="text">
      <style:text-properties officeooo:rsid="0006971b"/>
    </style:style>
    <style:style style:name="T18" style:family="text">
      <style:text-properties officeooo:rsid="00385b11"/>
    </style:style>
    <style:style style:name="T19" style:family="text">
      <style:text-properties officeooo:rsid="003b3163"/>
    </style:style>
    <style:style style:name="T20" style:family="text">
      <style:text-properties officeooo:rsid="0035312f"/>
    </style:style>
    <style:style style:name="T21" style:family="text">
      <style:text-properties officeooo:rsid="0039edad"/>
    </style:style>
    <style:style style:name="T22" style:family="text">
      <style:text-properties officeooo:rsid="00293517"/>
    </style:style>
    <style:style style:name="T23" style:family="text">
      <style:text-properties officeooo:rsid="0033d2de"/>
    </style:style>
    <style:style style:name="T24" style:family="text">
      <style:text-properties officeooo:rsid="0010d6c4"/>
    </style:style>
    <style:style style:name="T25" style:family="text">
      <style:text-properties officeooo:rsid="00253ba1"/>
    </style:style>
    <style:style style:name="T26" style:family="text">
      <style:text-properties style:font-name="Liberation Serif1" fo:font-size="12pt" fo:language="en" fo:country="IN" style:font-name-asian="WenQuanYi Micro Hei" style:font-size-asian="12pt" style:language-asian="zh" style:country-asian="CN" style:font-name-complex="Liberation Serif2" style:font-size-complex="12pt" style:language-complex="hi" style:country-complex="IN"/>
    </style:style>
    <style:style style:name="T27" style:family="text">
      <style:text-properties style:font-name="Liberation Serif1" fo:font-size="12pt" fo:language="en" fo:country="IN" officeooo:rsid="002ac563" style:font-name-asian="WenQuanYi Micro Hei" style:font-size-asian="12pt" style:language-asian="zh" style:country-asian="CN" style:font-name-complex="Liberation Serif2" style:font-size-complex="12pt" style:language-complex="hi" style:country-complex="IN"/>
    </style:style>
    <style:style style:name="T28" style:family="text">
      <style:text-properties style:font-name="Liberation Serif1" fo:font-size="12pt" fo:language="en" fo:country="IN" officeooo:rsid="00413fd7" style:font-name-asian="WenQuanYi Micro Hei" style:font-size-asian="12pt" style:language-asian="zh" style:country-asian="CN" style:font-name-complex="Liberation Serif2" style:font-size-complex="12pt" style:language-complex="hi" style:country-complex="IN"/>
    </style:style>
    <style:style style:name="T29" style:family="text">
      <style:text-properties style:font-name="Liberation Serif1" fo:font-size="12pt" fo:language="en" fo:country="IN" officeooo:rsid="0024a3f4" style:font-name-asian="WenQuanYi Micro Hei" style:font-size-asian="12pt" style:language-asian="zh" style:country-asian="CN" style:font-name-complex="Liberation Serif2" style:font-size-complex="12pt" style:language-complex="hi" style:country-complex="IN"/>
    </style:style>
    <style:style style:name="T30" style:family="text">
      <style:text-properties style:font-name="Liberation Serif1" fo:language="en" fo:country="IN" officeooo:rsid="002ac563" style:font-name-asian="WenQuanYi Micro Hei" style:language-asian="zh" style:country-asian="CN" style:font-name-complex="Liberation Serif2" style:language-complex="hi" style:country-complex="IN"/>
    </style:style>
    <style:style style:name="T31" style:family="text">
      <style:text-properties style:font-name="Liberation Serif1" fo:language="en" fo:country="IN" officeooo:rsid="00413fd7" style:font-name-asian="WenQuanYi Micro Hei" style:language-asian="zh" style:country-asian="CN" style:font-name-complex="Liberation Serif2" style:language-complex="hi" style:country-complex="IN"/>
    </style:style>
    <style:style style:name="T32" style:family="text">
      <style:text-properties style:font-name="Liberation Serif1" fo:language="en" fo:country="IN" officeooo:rsid="003722b1" style:font-name-asian="WenQuanYi Micro Hei" style:language-asian="zh" style:country-asian="CN" style:font-name-complex="Liberation Serif2" style:language-complex="hi" style:country-complex="IN"/>
    </style:style>
    <style:style style:name="T33" style:family="text">
      <style:text-properties officeooo:rsid="002ac563"/>
    </style:style>
    <style:style style:name="T34" style:family="text">
      <style:text-properties officeooo:rsid="00413fd7"/>
    </style:style>
    <style:style style:name="T35" style:family="text">
      <style:text-properties style:font-name="Liberation Serif" fo:font-size="12pt" style:text-underline-style="none" officeooo:rsid="0024a3f4" style:font-size-asian="12pt" style:font-size-complex="12pt"/>
    </style:style>
    <style:style style:name="T36" style:family="text">
      <style:text-properties style:font-name="Liberation Serif" fo:font-size="12pt" style:text-underline-style="none" officeooo:rsid="00413fd7" style:font-size-asian="12pt" style:font-size-complex="12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095b04"/>
    </style:style>
    <style:style style:name="T39" style:family="text">
      <style:text-properties officeooo:rsid="000b5673"/>
    </style:style>
    <style:style style:name="T40" style:family="text">
      <style:text-properties officeooo:rsid="000d0e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/>Paper-<text:span text:style-name="T40">14</text:span></text:p>
      <text:p text:style-name="P13">__________________________________________________________________________________</text:p>
      <text:p text:style-name="P14"/>
      <text:p text:style-name="P26"><text:span text:style-name="T1">O</text:span>bjective questions:</text:p>
      <text:p text:style-name="P25"/>
      <text:p text:style-name="P27"><text:span text:style-name="T3">1</text:span><text:span text:style-name="T2">) #include&lt;stdio.h&gt;</text:span></text:p>
      <text:p text:style-name="P27"><text:span text:style-name="T2"><text:s text:c="7"/></text:span><text:bookmark-start text:name="__DdeLink__2282_1156882603"/><text:span text:style-name="T2">main()</text:span></text:p>
      <text:p text:style-name="P2"><text:s text:c="7"/>{</text:p>
      <text:p text:style-name="P2"><text:tab/><text:tab/>unsigned int i=5,c;</text:p>
      <text:p text:style-name="P2"><text:tab/><text:tab/>for(c=0;i;c++)</text:p>
      <text:p text:style-name="P2"><text:tab/><text:tab/>i&amp;=i-1;</text:p>
      <text:p text:style-name="P2"><text:tab/><text:tab/>printf("%d\n",c);</text:p>
      <text:p text:style-name="P2"><text:s text:c="6"/>}</text:p>
      <text:p text:style-name="P27"><text:bookmark-end text:name="__DdeLink__2282_1156882603"/></text:p>
      <text:p text:style-name="P27"><text:span text:style-name="T4">2</text:span><text:span text:style-name="T2">) #include&lt;stdio.h&gt;</text:span></text:p>
      <text:p text:style-name="P2"><text:s text:c="6"/>main()</text:p>
      <text:p text:style-name="P2"><text:s text:c="6"/>{</text:p>
      <text:p text:style-name="P2"><text:tab/><text:tab/>int i=20,j,k=0;</text:p>
      <text:p text:style-name="P2"><text:tab/><text:tab/>for(j=1;j&lt;i;j=a+4*(i/j))</text:p>
      <text:p text:style-name="P2"><text:tab/><text:tab/>k+=j&lt;10?4:3;<text:tab/><text:tab/></text:p>
      <text:p text:style-name="P2"><text:tab/>printf("%d\n",k); <text:s text:c="5"/></text:p>
      <text:p text:style-name="P2"><text:tab/>}</text:p>
      <text:p text:style-name="P28"/>
      <text:p text:style-name="P28"><text:span text:style-name="T4">3</text:span><text:span text:style-name="T2">) #include&lt;stdio.h&gt;</text:span></text:p>
      <text:p text:style-name="P2"><text:s text:c="6"/>main()</text:p>
      <text:p text:style-name="P2"><text:s text:c="6"/>{</text:p>
      <text:p text:style-name="P2"><text:tab/>char *a,*b;</text:p>
      <text:p text:style-name="P2"><text:tab/>a=b=NULL;</text:p>
      <text:p text:style-name="P2"><text:tab/>a++;</text:p>
      <text:p text:style-name="P2"><text:tab/>b++;</text:p>
      <text:p text:style-name="P2"><text:tab/>b++;</text:p>
      <text:p text:style-name="P2"><text:tab/>printf("%d\n",a+b);</text:p>
      <text:p text:style-name="P2"><text:tab/>printf("%d\n",a-b);</text:p>
      <text:p text:style-name="P3"><text:s text:c="6"/>}</text:p>
      <text:p text:style-name="P28"/>
      <text:p text:style-name="P28"><text:span text:style-name="T4">4</text:span><text:span text:style-name="T2">) <text:s/>#include&lt;stdio.h&gt;</text:span></text:p>
      <text:p text:style-name="P2"><text:s text:c="7"/>main()</text:p>
      <text:p text:style-name="P2"><text:s text:c="7"/>{</text:p>
      <text:p text:style-name="P2"><text:tab/>int arr[]={12,13,14,15,16};</text:p>
      <text:p text:style-name="P2"><text:tab/>printf("%d ,%d ,%d\n",sizeof(arr),sizeof(*arr),sizeof(arr[0]));</text:p>
      <text:p text:style-name="P27"/>
      <text:p text:style-name="P3"><text:s text:c="6"/>}</text:p>
      <text:p text:style-name="P2"><text:tab/></text:p>
      <text:p text:style-name="P16"/>
      <text:p text:style-name="P16"/>
      <text:p text:style-name="P16"/>
      <text:p text:style-name="P16"><text:soft-page-break/><text:span text:style-name="T19">5</text:span>) <text:span text:style-name="T2">#include&lt;stdio.h&gt;</text:span></text:p>
      <text:p text:style-name="P2"><text:s text:c="7"/>main()</text:p>
      <text:p text:style-name="P2"><text:s text:c="7"/>{</text:p>
      <text:p text:style-name="P2"><text:tab/>double a[2][3];</text:p>
      <text:p text:style-name="P2"><text:tab/>printf("%d ",sizeof(a));</text:p>
      <text:p text:style-name="P2"><text:tab/>printf("%d ",sizeof(a[1]));</text:p>
      <text:p text:style-name="P2"><text:tab/>printf("%d \n",sizeof(a[1][1]));</text:p>
      <text:p text:style-name="P9"><text:s text:c="7"/>}</text:p>
      <text:p text:style-name="P9"/>
      <text:p text:style-name="P17"><text:span text:style-name="T21">6</text:span>)<text:tab/><text:span text:style-name="T22">int main() </text:span></text:p>
      <text:p text:style-name="P29"><text:tab/>{ </text:p>
      <text:p text:style-name="P29"><text:tab/><text:tab/>int a[] = {51,21,3,4}; </text:p>
      <text:p text:style-name="P29"><text:tab/><text:tab/>int b[4] = {51,16,7,8}; </text:p>
      <text:p text:style-name="P29"><text:tab/><text:tab/>printf("%d %c", a[0]==b[0],a[0]); </text:p>
      <text:p text:style-name="P18"><text:tab/>}</text:p>
      <text:p text:style-name="P17"/>
      <text:p text:style-name="P17"/>
      <text:p text:style-name="P17"><text:span text:style-name="T21">7</text:span>)<text:span text:style-name="T23"><text:tab/>main() </text:span></text:p>
      <text:p text:style-name="P30"><text:tab/>{ </text:p>
      <text:p text:style-name="P30"><text:tab/>switch(1) </text:p>
      <text:p text:style-name="P30"><text:tab/>{ </text:p>
      <text:p text:style-name="P30"><text:tab/><text:tab/>case 0:printf("case1"); </text:p>
      <text:p text:style-name="P30"><text:tab/><text:tab/><text:tab/>break; </text:p>
      <text:p text:style-name="P30"><text:tab/><text:tab/>case '0':printf("case2"); </text:p>
      <text:p text:style-name="P30"><text:tab/><text:tab/><text:tab/>break; </text:p>
      <text:p text:style-name="P30"><text:tab/><text:tab/>default:printf("case3"); </text:p>
      <text:p text:style-name="P30"><text:tab/><text:tab/><text:tab/>break; </text:p>
      <text:p text:style-name="P30"><text:tab/>} </text:p>
      <text:p text:style-name="P19"><text:tab/>}</text:p>
      <text:p text:style-name="P20"/>
      <text:p text:style-name="P17"><text:span text:style-name="T21">8</text:span>)<text:tab/><text:span text:style-name="T24">main()<text:tab/> </text:span></text:p>
      <text:p text:style-name="P31"><text:tab/>{ </text:p>
      <text:p text:style-name="P31"><text:tab/>int a=10; </text:p>
      <text:p text:style-name="P31"><text:tab/>switch(a) </text:p>
      <text:p text:style-name="P31"><text:tab/>{ </text:p>
      <text:p text:style-name="P31"><text:tab/><text:tab/>case 10: </text:p>
      <text:p text:style-name="P31"><text:tab/><text:tab/>case 20: </text:p>
      <text:p text:style-name="P31"><text:tab/><text:tab/>case 30: </text:p>
      <text:p text:style-name="P31"><text:tab/><text:tab/>default:printf("default"); </text:p>
      <text:p text:style-name="P31"><text:tab/>} </text:p>
      <text:p text:style-name="P21"><text:tab/>}</text:p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21">9</text:span>)<text:tab/><text:span text:style-name="T25">int main() </text:span></text:p>
      <text:p text:style-name="P32"><text:tab/>{ </text:p>
      <text:p text:style-name="P32"><text:tab/> <text:s text:c="3"/>int fun(int); </text:p>
      <text:p text:style-name="P32"><text:tab/> <text:s text:c="3"/>int i = fun(10); </text:p>
      <text:p text:style-name="P32"><text:tab/> <text:s text:c="3"/>printf("%d\n", --i); </text:p>
      <text:p text:style-name="P32"><text:tab/> <text:s text:c="3"/>return 0; </text:p>
      <text:p text:style-name="P32"><text:tab/>} </text:p>
      <text:p text:style-name="P32"><text:tab/>int fun(int i) </text:p>
      <text:p text:style-name="P32"><text:tab/>{ </text:p>
      <text:p text:style-name="P32"><text:tab/> <text:s text:c="2"/>return (i++); </text:p>
      <text:p text:style-name="P23"><text:tab/>}</text:p>
      <text:p text:style-name="P22"/>
      <text:p text:style-name="P24">10)<text:tab/><text:span text:style-name="T25">int fun(int i) </text:span></text:p>
      <text:p text:style-name="P32"><text:tab/>{ </text:p>
      <text:p text:style-name="P32"><text:tab/> <text:s text:c="3"/>i++; </text:p>
      <text:p text:style-name="P32"><text:tab/> <text:s text:c="3"/>return i; </text:p>
      <text:p text:style-name="P32"><text:tab/>} </text:p>
      <text:p text:style-name="P32"><text:tab/>int main() </text:p>
      <text:p text:style-name="P32"><text:tab/>{ </text:p>
      <text:p text:style-name="P32"><text:tab/> <text:s text:c="3"/>int fun(int); </text:p>
      <text:p text:style-name="P32"><text:tab/> <text:s text:c="3"/>int i=3; </text:p>
      <text:p text:style-name="P32"><text:tab/> <text:s text:c="3"/>fun(i=fun(fun(i))); </text:p>
      <text:p text:style-name="P32"><text:tab/> <text:s text:c="3"/>printf("%d\n", i); </text:p>
      <text:p text:style-name="P32"><text:tab/> <text:s text:c="3"/>return 0; </text:p>
      <text:p text:style-name="P7"><text:tab/>}</text:p>
      <text:p text:style-name="P1"/>
      <text:p text:style-name="P15"><text:span text:style-name="T15">Theory</text:span><text:span text:style-name="T16"> questions:</text:span></text:p>
      <text:p text:style-name="P15"/>
      <text:p text:style-name="P27"><text:span text:style-name="T18">1</text:span>) <text:s/>What is the difference between Call by Value &amp; Call by reference?</text:p>
      <text:p text:style-name="P27"><text:span text:style-name="T18">2</text:span>) <text:s/>What is Function Pointer? What is the advantage of Function Pointer?</text:p>
      <text:p text:style-name="P27"><text:span text:style-name="T18">3</text:span>) <text:s/>What is command line arguments? What is the use of that?</text:p>
      <text:p text:style-name="P27"><text:span text:style-name="T18">4</text:span>) <text:s/>By default Command line Arguments are treated as ?</text:p>
      <text:p text:style-name="P27"><text:span text:style-name="T18">5</text:span>) <text:s/>Storage Classes :</text:p>
      <text:p text:style-name="P27"><text:s text:c="7"/>a) auto <text:s text:c="2"/>b) static <text:s/>c) register <text:s text:c="2"/>d) extern</text:p>
      <text:p text:style-name="P5"><text:s text:c="7"/>Explain the 4 specifications<text:tab/>1) Scope <text:s text:c="3"/>2) lifetime <text:s/>3) Default Value <text:s/>4) Storage.</text:p>
      <text:p text:style-name="P5"/>
      <text:p text:style-name="P8">6) <text:s/><text:span text:style-name="T34">Can we compare two structures using any built in operator <text:s/></text:span>?</text:p>
      <text:p text:style-name="P8"/>
      <text:p text:style-name="P11"><text:span text:style-name="T35">7) <text:s/></text:span><text:span text:style-name="T36">Are self referential structures are possible in C </text:span><text:span text:style-name="T26">?</text:span></text:p>
      <text:p text:style-name="P11"/>
      <text:p text:style-name="P11"><text:span text:style-name="T29">8) <text:s/></text:span><text:span text:style-name="T28">Can we use access specifiers(private, public, protected) with structures</text:span><text:span text:style-name="T27"> ?</text:span></text:p>
      <text:p text:style-name="P11"/>
      <text:p text:style-name="P11"><text:span text:style-name="T29">9) <text:s/></text:span><text:span text:style-name="T28">Is it necessary that all elements of structure should be different in size </text:span><text:span text:style-name="T27">?</text:span></text:p>
      <text:p text:style-name="P10"/>
      <text:p text:style-name="P36"><text:span text:style-name="T30">10)</text:span><text:span text:style-name="T33"> </text:span><text:span text:style-name="T30"><text:s/>Describe the difference between </text:span><text:span text:style-name="T31">Function</text:span><text:span text:style-name="T32"> and </text:span><text:span text:style-name="T31">Recursion</text:span><text:span text:style-name="T32"> ?</text:span></text:p>
      <text:p text:style-name="P4"/>
      <text:p text:style-name="P41"/>
      <text:p text:style-name="P41"><text:soft-page-break/>Programming question:</text:p>
      <text:p text:style-name="P42"><text:span text:style-name="T9">1) <text:s/></text:span><text:span text:style-name="T10">Write a C program to print </text:span><text:span text:style-name="Strong_20_Emphasis"><text:span text:style-name="T12">“Hello World” without </text:span></text:span><text:span text:style-name="Strong_20_Emphasis"><text:span text:style-name="T13">semicolon</text:span></text:span><text:span text:style-name="Strong_20_Emphasis"><text:span text:style-name="T11"> </text:span></text:span><text:span text:style-name="T9">?</text:span></text:p>
      <text:p text:style-name="P37">2) <text:s/><text:span text:style-name="T20">Write a C program to print which number ended with 3 in an integer array at run time</text:span> ?</text:p>
      <text:p text:style-name="P37">3) <text:s/><text:span text:style-name="T20">Write a C program to find the factorial of given number using recursion at run time </text:span>?</text:p>
      <text:p text:style-name="P33"><text:span text:style-name="T38">4</text:span>) <text:s/>Write a Singly linked list program to check the given linked list is palindrome or not.</text:p>
      <text:p text:style-name="P33"><text:span text:style-name="T38">5</text:span>) <text:s/><text:span text:style-name="T39">Write</text:span> a program to delete a node in a Circular Linked List</text:p>
      <text:p text:style-name="P39"><text:span text:style-name="T7">6</text:span><text:span text:style-name="T5">) <text:s/></text:span><text:span text:style-name="T6">Implement the Add </text:span><text:span text:style-name="T5">end</text:span><text:span text:style-name="T6"> ?</text:span></text:p>
      <text:p text:style-name="P38"><text:s text:c="7"/><text:span text:style-name="T20">a) <text:s/>Add the node using add end ?</text:span></text:p>
      <text:p text:style-name="P38"><text:s text:c="7"/><text:span text:style-name="T20">b) <text:s/>Display the node ?</text:span></text:p>
      <text:p text:style-name="P38"><text:s text:c="7"/><text:span text:style-name="T20">c) <text:s/>Reverse the links ?</text:span></text:p>
      <text:p text:style-name="P43"><text:s text:c="7"/>d) <text:s/>Delete all the node ?</text:p>
      <text:p text:style-name="P34"><text:span text:style-name="T38">7</text:span>) <text:s/>Write a recursive function to revese the string. (Note : not just reverse printing charecter by character)</text:p>
      <text:p text:style-name="P34"><text:span text:style-name="T38">8</text:span>) <text:s/>Write a program to find the no.of times the character is found in a given string.</text:p>
      <text:p text:style-name="P40"><text:span text:style-name="T14">9</text:span><text:span text:style-name="T12">) <text:s/></text:span><text:span text:style-name="T5">Write a Program to implement </text:span><text:span text:style-name="T8">grep</text:span><text:span text:style-name="T5"> command.</text:span></text:p>
      <text:p text:style-name="P35">1<text:span text:style-name="T38">0</text:span>) <text:s/>Write a Program to implement <text:span text:style-name="T37">wc </text:span>command.</text:p>
      <text:p text:style-name="P44"/>
      <text:p text:style-name="P4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00:13:57.849937102</meta:creation-date>
    <dc:date>2020-04-10T12:54:36.471143524</dc:date>
    <meta:editing-duration>PT7M54S</meta:editing-duration>
    <meta:editing-cycles>9</meta:editing-cycles>
    <meta:generator>LibreOffice/4.2.8.2$Linux_x86 LibreOffice_project/420m0$Build-2</meta:generator>
    <meta:document-statistic meta:table-count="0" meta:image-count="0" meta:object-count="0" meta:page-count="4" meta:paragraph-count="126" meta:word-count="447" meta:character-count="3056" meta:non-whitespace-character-count="2367"/>
  </office:meta>
</office:document-meta>
</file>